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311cm" style:rel-column-width="21770*"/>
    </style:style>
    <style:style style:name="Таблица1.B" style:family="table-column">
      <style:table-column-properties style:column-width="12.689cm" style:rel-column-width="4376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text-overline-style="none" style:text-overline-color="font-color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1" style:font-name-complex="Times New Roman1" style:text-overline-style="none" style:text-overline-color="font-color"/>
    </style:style>
    <style:style style:name="T4" style:family="text">
      <style:text-properties style:font-name="Times New Roman3" style:font-name-asian="Times New Roman1" style:font-name-complex="Times New Roman1" style:text-overline-style="none" style:text-overline-color="font-color"/>
    </style:style>
    <style:style style:name="T5" style:family="text">
      <style:text-properties style:font-name="Times New Roman3" fo:language="en" fo:country="US" style:font-name-asian="Times New Roman1" style:font-name-complex="Times New Roman1" style:text-overline-style="none" style:text-overline-color="font-color"/>
    </style:style>
    <style:style style:name="T6" style:family="text">
      <style:text-properties style:font-name="Times New Roman3" fo:language="ru" fo:country="RU" style:font-name-asian="Times New Roman1" style:font-name-complex="Times New Roman1" style:text-overline-style="none" style:text-overline-color="font-color"/>
    </style:style>
    <style:style style:name="T7" style:family="text">
      <style:text-properties style:font-name="Times New Roman" style:font-name-asian="Times New Roman1" style:font-name-complex="Times New Roman1" style:text-overline-style="none" style:text-overline-color="font-color"/>
    </style:style>
    <style:style style:name="T8" style:family="text">
      <style:text-properties style:font-name="Times New Roman" fo:language="en" fo:country="US" style:font-name-asian="Times New Roman1" style:font-name-complex="Times New Roman1" style:text-overline-style="none" style:text-overline-color="font-color"/>
    </style:style>
    <style:style style:name="T9" style:family="text">
      <style:text-properties style:font-name="Times New Roman" fo:language="ru" fo:country="RU" style:font-name-asian="Times New Roman1" style:font-name-complex="Times New Roman1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1" style:font-name-complex="Times New Roman1" style:text-overline-style="none" style:text-overline-color="font-color"/>
    </style:style>
    <style:style style:name="T13" style:family="text">
      <style:text-properties style:font-name-asian="Times New Roman1" style:font-name-complex="Times New Roman1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<draw:frame draw:style-name="fr1" draw:name="Графический объект1" text:anchor-type="as-char" svg:width="0.924cm" svg:height="0.873cm" draw:z-index="0"><draw:image xlink:href="../../odt/images/3021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Чтение сигналов (векторный)</text:h>
          </table:table-cell>
        </table:table-row>
        <table:table-row>
          <table:table-cell table:style-name="Таблица1.A2" office:value-type="string">
            <text:p text:style-name="P8">в палитре</text:p>
          </table:table-cell>
          <table:table-cell table:style-name="Таблица1.B1" office:value-type="string">
            <text:p text:style-name="P2">| векторизован | <text:span text:style-name="T11">C</text:span><text:span text:style-name="T2">и</text:span> <text:span text:style-name="T11">|</text:span></text:p>
          </table:table-cell>
        </table:table-row>
        <table:table-row table:style-name="Таблица1.3">
          <table:table-cell table:style-name="Таблица1.A1" office:value-type="string">
            <text:p text:style-name="P7"><draw:frame draw:style-name="fr1" draw:name="Графический объект2" text:anchor-type="as-char" svg:width="5.48cm" svg:height="1.529cm" draw:z-index="1"><draw:image xlink:href="../../odt/images/3021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8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оизводит считывание данных из локального списка сигналов проекта (или из списка сигналов подключенной базы данных). На выходе блока создаётся вектор, размерность которого равна <text:span text:style-name="T10">сумме</text:span> размерностей считываемых сигналов.</text:p>
            <text:p text:style-name="P2"><text:span text:style-name="T1">При двойном щелчке по блоку появляется редактор списка считываемых переменных</text:span>:</text:p>
            <text:p text:style-name="P3"><draw:frame draw:style-name="fr1" draw:name="Графический объект3" text:anchor-type="as-char" svg:width="17.221cm" svg:height="7.511cm" draw:z-index="2"><draw:image xlink:href="../../odt/images/3019_prop.png" xlink:type="simple" xlink:show="embed" xlink:actuate="onLoad"/></draw:frame></text:p>
            <text:p text:style-name="P2">Имя переменной задаётся в поле «Имя сигнала». Каждому <text:span text:style-name="T2">выходу</text:span> блока соответствует свой сигнал.</text:p>
            <text:p text:style-name="P2"><text:span text:style-name="T10">Назначение полей таблицы</text:span>:</text:p>
            <text:list xml:id="list7479857199721966584" text:style-name="L1">
              <text:list-item>
                <text:p text:style-name="P4"><text:span text:style-name="T13">№ </text:span><text:span text:style-name="T13">— </text:span><text:span text:style-name="T13">задается порядковый номер сигнала (и соответственно выхода блока).</text:span></text:p>
              </text:list-item>
              <text:list-item>
                <text:p text:style-name="P4"><text:span text:style-name="T12">ID </text:span><text:span text:style-name="T12">—</text:span><text:span text:style-name="T12"> </text:span><text:span text:style-name="T3">идентификатор сигнала (выхода).</text:span></text:p>
              </text:list-item>
              <text:list-item>
                <text:p text:style-name="P4"><text:span text:style-name="T3">Источник </text:span><text:span text:style-name="T3">— описание «пункта отправления» сигнала (откуда приходит сигнал).</text:span></text:p>
              </text:list-item>
              <text:list-item>
                <text:p text:style-name="P4">Маркировка — маркировка сигнала (или источника сигнала).</text:p>
              </text:list-item>
              <text:list-item>
                <text:p text:style-name="P4">Сигнал (уставка) — обозначение или имя сигнала. Используется при создании алгоритмов для формирования сигналов (уставок) от блоков управления задвижками, двигателями и т.п.</text:p>
              </text:list-item>
              <text:list-item>
                <text:p text:style-name="P4">Имя сигнала — имя переменной, считываемой из базы данных.</text:p>
              </text:list-item>
            </text:list>
            <text:p text:style-name="P2">В нижней части задается имя блока. Справа есть опции, которыми можно настроить внешний вид блока на схеме, отображение шапки и расположение портов блока.</text:p>
            <text:p text:style-name="P2"><text:span text:style-name="T10">Свойства</text:span>:</text:p>
            <text:list xml:id="list655584912762036592" text:style-name="L2">
              <text:list-item>
                <text:p text:style-name="P5"><text:soft-page-break/>Автосброс.</text:p>
              </text:list-item>
              <text:list-item>
                <text:p text:style-name="P5">Расчитывать с задержкой на шаг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сигналов (векторный)</dc:title>
    <dc:date>2014-12-01T18:44:26.86</dc:date>
    <meta:generator>OpenOffice/4.1.1$Win32 OpenOffice.org_project/411m6$Build-9775</meta:generator>
    <meta:editing-duration>PT3H27M5S</meta:editing-duration>
    <meta:editing-cycles>77</meta:editing-cycles>
    <meta:document-statistic meta:table-count="1" meta:image-count="3" meta:object-count="0" meta:page-count="2" meta:paragraph-count="21" meta:word-count="166" meta:character-count="1164"/>
  </office:meta>
</office:document-meta>
</file>